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3354in"/>
    </style:style>
    <style:style style:name="co5" style:family="table-column">
      <style:table-column-properties fo:break-before="auto" style:column-width="0.2925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303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encoder_esq</text:p>
          </table:table-cell>
          <table:table-cell office:value-type="string">
            <text:p>encoder_dir</text:p>
          </table:table-cell>
          <table:table-cell office:value-type="string">
            <text:p>IR1</text:p>
          </table:table-cell>
          <table:table-cell office:value-type="string">
            <text:p>IR2</text:p>
          </table:table-cell>
          <table:table-cell office:value-type="string">
            <text:p>IR3</text:p>
          </table:table-cell>
          <table:table-cell office:value-type="string">
            <text:p>IR4</text:p>
          </table:table-cell>
          <table:table-cell office:value-type="string">
            <text:p>IR5</text:p>
          </table:table-cell>
          <table:table-cell office:value-type="string">
            <text:p>Ax</text:p>
          </table:table-cell>
          <table:table-cell office:value-type="string">
            <text:p>Ay</text:p>
          </table:table-cell>
          <table:table-cell office:value-type="string">
            <text:p>Az</text:p>
          </table:table-cell>
          <table:table-cell office:value-type="string">
            <text:p>Gx</text:p>
          </table:table-cell>
          <table:table-cell office:value-type="string">
            <text:p>Gy</text:p>
          </table:table-cell>
          <table:table-cell office:value-type="string">
            <text:p>Gz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encoder_esq</text:p>
          </table:table-cell>
          <table:table-cell office:value-type="string">
            <text:p>encoder_dir</text:p>
          </table:table-cell>
          <table:table-cell office:value-type="string">
            <text:p>IR1</text:p>
          </table:table-cell>
          <table:table-cell office:value-type="string">
            <text:p>IR2</text:p>
          </table:table-cell>
          <table:table-cell office:value-type="string">
            <text:p>IR3</text:p>
          </table:table-cell>
          <table:table-cell office:value-type="string">
            <text:p>IR4</text:p>
          </table:table-cell>
          <table:table-cell office:value-type="string">
            <text:p>IR5</text:p>
          </table:table-cell>
          <table:table-cell office:value-type="string">
            <text:p>Ax</text:p>
          </table:table-cell>
          <table:table-cell office:value-type="string">
            <text:p>Ay</text:p>
          </table:table-cell>
          <table:table-cell office:value-type="string">
            <text:p>Az</text:p>
          </table:table-cell>
          <table:table-cell office:value-type="string">
            <text:p>Gx</text:p>
          </table:table-cell>
          <table:table-cell office:value-type="string">
            <text:p>Gy</text:p>
          </table:table-cell>
          <table:table-cell office:value-type="string">
            <text:p>Gz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48">
            <text:p>14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42.232020843774">
            <text:p>142.232020843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56.54357726872">
            <text:p>156.543577268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49.011114604771">
            <text:p>149.011114604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53.216626813635">
            <text:p>153.216626813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52.423172227107">
            <text:p>152.423172227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39.088183540851">
            <text:p>139.088183540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32.250422185287">
            <text:p>132.250422185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21.229263247922">
            <text:p>121.229263247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43.826758434996">
            <text:p>143.82675843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22.283688226715">
            <text:p>122.283688226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17.052857616916">
            <text:p>117.052857616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50.655539722182">
            <text:p>150.655539722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40.545976014808">
            <text:p>140.545976014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26.535373709165">
            <text:p>126.535373709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0.878750327975">
            <text:p>100.87875032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97.0351635990664">
            <text:p>97.035163599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16.401245240122">
            <text:p>116.401245240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18.043745057657">
            <text:p>118.043745057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98.2460269983858">
            <text:p>98.246026998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98.0036429176107">
            <text:p>98.003642917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76.6170798381791">
            <text:p>76.617079838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5.572163295001">
            <text:p>105.57216329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76.9574000313878">
            <text:p>76.957400031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12.638081579469">
            <text:p>112.638081579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37.336238605902">
            <text:p>137.336238605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13.375686031766">
            <text:p>113.375686031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30.658965061419">
            <text:p>130.658965061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33.040288292803">
            <text:p>133.040288292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57.95951349847">
            <text:p>157.959513498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40.959001604468">
            <text:p>140.959001604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45.221424980089">
            <text:p>145.221424980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42.191534342244">
            <text:p>142.191534342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39.502578873187">
            <text:p>139.502578873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36.232539608143">
            <text:p>136.232539608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37.40816115588">
            <text:p>137.408161155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33.925751100294">
            <text:p>133.925751100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17.320723148994">
            <text:p>117.32072314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63.6585833411664">
            <text:p>63.658583341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99.1550143714994">
            <text:p>99.155014371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5.14748158399">
            <text:p>105.14748158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77.9422715678811">
            <text:p>77.942271567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8.207871988416">
            <text:p>108.207871988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97.803021306172">
            <text:p>97.803021306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60.4882475826889">
            <text:p>60.488247582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76.7432456975803">
            <text:p>76.743245697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78.6817716574296">
            <text:p>78.681771657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87.5234111817554">
            <text:p>87.523411181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21.144490960985">
            <text:p>121.14449096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24.725516715087">
            <text:p>124.725516715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13.769438180141">
            <text:p>113.769438180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49.148133878596">
            <text:p>149.148133878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31.342596576549">
            <text:p>131.342596576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49.341601498425">
            <text:p>149.341601498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56.105533933267">
            <text:p>156.105533933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35.980678156018">
            <text:p>135.98067815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28.677840104327">
            <text:p>128.677840104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11.481219965033">
            <text:p>111.481219965</text:p>
          </table:table-cell>
          <table:table-cell table:number-columns-repeated="6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1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9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5-04T18:35:03</dc:date>
    <dc:creator>Stefan </dc:creator>
    <meta:editing-duration>P0D</meta:editing-duration>
    <meta:editing-cycles>1</meta:editing-cycles>
    <meta:document-statistic meta:table-count="2" meta:cell-count="1652" meta:object-count="0"/>
  </office:meta>
</office:document-meta>
</file>